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1ab03" officeooo:paragraph-rsid="1061ab0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paragraph-properties fo:text-align="center" style:justify-single-word="false"/>
      <style:text-properties officeooo:paragraph-rsid="1061ab03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weight="bold" officeooo:rsid="105c8aa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5" style:family="text">
      <style:text-properties fo:color="#000000" loext:opacity="100%" style:font-name="Liberation Sans" fo:font-size="12pt" style:font-size-asian="12pt" style:font-size-complex="12pt"/>
    </style:style>
    <style:style style:name="T21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1" style:family="text">
      <style:text-properties style:use-window-font-color="true" loext:opacity="0%" style:font-name="Liberation Sans" officeooo:rsid="047da547"/>
    </style:style>
    <style:style style:name="T24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" fo:font-size="12pt" style:font-size-asian="12pt" style:font-size-complex="12pt"/>
    </style:style>
    <style:style style:name="T275" style:family="text">
      <style:text-properties style:use-window-font-color="true" loext:opacity="0%" style:font-name="Liberation Sans" officeooo:rsid="0efd8e5c"/>
    </style:style>
    <style:style style:name="T27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officeooo:rsid="04473353"/>
    </style:style>
    <style:style style:name="T27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officeooo:rsid="0aace3cd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3" style:family="text">
      <style:text-properties officeooo:rsid="0f0ca65a"/>
    </style:style>
    <style:style style:name="T304" style:family="text">
      <style:text-properties officeooo:rsid="0f8f58bd"/>
    </style:style>
    <style:style style:name="T305" style:family="text">
      <style:text-properties officeooo:rsid="0f95a7a0"/>
    </style:style>
    <style:style style:name="T306" style:family="text">
      <style:text-properties style:text-underline-style="none"/>
    </style:style>
    <style:style style:name="T307" style:family="text">
      <style:text-properties style:font-name="Liberation Mono" fo:font-size="8pt" style:font-size-asian="8pt" style:font-size-complex="8pt" loext:padding="0.049cm" loext:border="0.31pt solid #000000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8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1" text:note-class="footnote"><text:note-citation>1</text:note-citation><text:note-body><text:p text:style-name="P85"><text:span text:style-name="T288">D</text:span><text:span text:style-name="T282">eze </text:span><text:span text:style-name="Strong_20_Emphasis"><text:span text:style-name="T291"><text:user-field-get text:name="Distro">Rocky Linux</text:user-field-get></text:span></text:span><text:span text:style-name="T284"><text:s/></text:span><text:span text:style-name="T292"><text:user-field-get text:name="Version">8.10</text:user-field-get></text:span><text:span text:style-name="T292"><text:s/></text:span><text:span text:style-name="T293">Server</text:span><text:span text:style-name="T282"> (codenaam </text:span><text:span text:style-name="T287">GreenObsidian</text:span><text:span text:style-name="T282">) van </text:span><text:span text:style-name="T290">mei</text:span><text:span text:style-name="T285"> </text:span><text:span text:style-name="Strong_20_Emphasis"><text:span text:style-name="T294"><text:user-field-get text:name="Releaseyear">2024</text:user-field-get></text:span></text:span><text:span text:style-name="T286"><text:s/></text:span><text:span text:style-name="T288">is een zogenaamde </text:span><text:span text:style-name="T282">LTS-</text:span><text:span text:style-name="T288">versie</text:span><text:span text:style-name="T282"> </text:span><text:span text:style-name="T288">(</text:span><text:span text:style-name="T282">staat voor Long-Term Support, </text:span><text:span text:style-name="T283">langetermijnondersteuning</text:span><text:span text:style-name="T288">)</text:span><text:span text:style-name="T283"> </text:span><text:span text:style-name="T289">en</text:span><text:span text:style-name="T286"> </text:span><text:span text:style-name="T282">wordt gedurende 5 jaar ondersteund tot </text:span><text:span text:style-name="T290">mei</text:span><text:span text:style-name="T282"> 202</text:span><text:span text:style-name="T287">9</text:span><text:span text:style-name="T282">.</text:span></text:p></text:note-body></text:note></text:span></text:span><text:span text:style-name="Strong_20_Emphasis"><text:span text:style-name="T186"><text:s/></text:span></text:span><text:span text:style-name="Strong_20_Emphasis"><text:span text:style-name="T189">Server</text:span></text:span><text:span text:style-name="Strong_20_Emphasis"><text:span text:style-name="T184">.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03">ONDERSTREEPTE</text:span></text:span><text:span text:style-name="T1"> </text:span><text:span text:style-name="T16">woorden</text:span><text:span text:style-name="T15"> het</text:span><text:span text:style-name="Strong_20_Emphasis"><text:span text:style-name="T229"> </text:span></text:span><text:span text:style-name="Strong_20_Emphasis"><text:span text:style-name="T230">tekstvak</text:span></text:span><text:span text:style-name="T16"> </text:span><text:span text:style-name="T19">in,</text:span><text:span text:style-name="T16"> </text:span><text:span text:style-name="T241">zie </text:span><text:span text:style-name="T275">[</text:span><text:span text:style-name="T241">toelichting</text:span><text:span text:style-name="T275">]</text:span><text:span text:style-name="T16">:</text:span></text:p>
      <text:p text:style-name="P2"><text:span text:style-name="Definition"><text:span text:style-name="T23">GEBRUIKER</text:span></text:span><text:span text:style-name="T249"><text:tab/><text:tab/></text:span><text:span text:style-name="T274"> <text:tab/><text:tab/></text:span><text:span text:style-name="T250"><draw:control text:anchor-type="as-char" svg:y="-0.4cm" draw:z-index="11" draw:name="Gebruiker 2" draw:style-name="gr2" draw:text-style-name="P100" svg:width="6.4cm" svg:height="0.6cm" draw:control="control10"><svg:title>Gebruiker</svg:title><svg:desc>Volledige naam, bijv. Jan Stek</svg:desc></draw:control></text:span><text:span text:style-name="T250"><text:tab/> <text:s text:c="2"/></text:span><text:span text:style-name="T251">[</text:span><text:span text:style-name="T252">N</text:span><text:span text:style-name="T244">aam, bijv. </text:span><text:span text:style-name="T245">J</text:span><text:span text:style-name="T272">a</text:span><text:span text:style-name="T245">n </text:span><text:span text:style-name="T272">Jansen</text:span><text:span text:style-name="T273">]</text:span></text:p>
      <text:p text:style-name="P84"><text:span text:style-name="Definition"><text:span text:style-name="T243">g</text:span></text:span><text:span text:style-name="Definition">ebruikersnaam</text:span><text:span text:style-name="Definition"><text:span text:style-name="T306"><text:tab/></text:span></text:span><text:span text:style-name="T242"><draw:control text:anchor-type="as-char" svg:y="-0.4cm" draw:z-index="12" draw:name="Gberuikersnaam 3" draw:style-name="gr2" draw:text-style-name="P100" svg:width="6.4cm" svg:height="0.6cm" draw:control="control11"><svg:title>Gebruikersnaam</svg:title><svg:desc>Korte naam, bijv. jan</svg:desc></draw:control></text:span><text:span text:style-name="T242"><text:tab/> <text:s text:c="2"/></text:span><text:span text:style-name="T7">[</text:span><text:span text:style-name="T8">Gebruikers</text:span><text:span text:style-name="T6">naam, bijv. </text:span><text:span text:style-name="T195">j</text:span><text:span text:style-name="T196">a</text:span><text:span text:style-name="T195">n</text:span><text:span text:style-name="T197">]</text:span></text:p>
      <text:p text:style-name="P2"><text:span text:style-name="Definition">COMPUTERNAAM</text:span><text:span text:style-name="T254"><text:tab/><text:tab/></text:span><draw:control text:anchor-type="as-char" svg:y="-0.4cm" draw:z-index="13" draw:name="Computernaam 1" draw:style-name="gr2" draw:text-style-name="P100" svg:width="6.4cm" svg:height="0.6cm" draw:control="control12"><svg:title>Computernaam</svg:title><svg:desc>Unieke naam van de computer</svg:desc></draw:control><text:tab/> <text:s text:c="2"/><text:span text:style-name="T259">[</text:span><text:span text:style-name="T260">N</text:span><text:span text:style-name="T255">aam van de compute</text:span><text:span text:style-name="T256">r, </text:span><text:span text:style-name="T257">bijv. </text:span><text:span text:style-name="T258">pc02</text:span><text:span text:style-name="T259">]</text:span></text:p>
      <text:p text:style-name="P2"><text:span text:style-name="Definition"><text:span text:style-name="T262">GEBRUIKER</text:span></text:span><text:span text:style-name="Definition"><text:span text:style-name="T266"><text:tab/></text:span></text:span><text:span text:style-name="T261"><text:tab/></text:span><text:span text:style-name="T274"> <text:tab/><text:tab/></text:span><text:span text:style-name="T250"><draw:control text:anchor-type="as-char" svg:y="-0.4cm" draw:z-index="14" draw:name="Gebruiker 3" draw:style-name="gr2" draw:text-style-name="P100" svg:width="6.4cm" svg:height="0.6cm" draw:control="control13"><svg:title>Gebruiker</svg:title><svg:desc>Volledige naam, bijv. Jan Stek</svg:desc></draw:control></text:span><text:span text:style-name="T250"><text:tab/> <text:s text:c="2"/></text:span><text:span text:style-name="T251">[</text:span><text:span text:style-name="T253">N</text:span><text:span text:style-name="T244">aam </text:span><text:span text:style-name="T248">evt. 2</text:span><text:span text:style-name="T276">e</text:span><text:span text:style-name="T246"> gebruiker</text:span><text:span text:style-name="T247">]</text:span></text:p>
      <text:p text:style-name="P89"><text:span text:style-name="Definition"><text:span text:style-name="T262">GEBRUIKERSN</text:span></text:span><text:span text:style-name="Definition"><text:span text:style-name="T263">aa</text:span></text:span><text:span text:style-name="Definition"><text:span text:style-name="T262">M</text:span></text:span><text:span text:style-name="Definition"><text:span text:style-name="T266"><text:tab/></text:span></text:span><text:span text:style-name="T242"><draw:control text:anchor-type="as-char" svg:y="-0.4cm" draw:z-index="15" draw:name="Gberuikersnaam 4" draw:style-name="gr2" draw:text-style-name="P100" svg:width="6.4cm" svg:height="0.6cm" draw:control="control14"><svg:title>Gebruikersnaam</svg:title><svg:desc>Korte naam, bijv. jan</svg:desc></draw:control></text:span><text:span text:style-name="T242"><text:tab/> <text:s text:c="2"/></text:span><text:span text:style-name="T264">[</text:span><text:span text:style-name="T265">Gebruikers</text:span><text:span text:style-name="T264">naam</text:span><text:span text:style-name="T267"> </text:span><text:span text:style-name="T268">e</text:span><text:span text:style-name="T269">vt. 2</text:span><text:span text:style-name="T277">e</text:span><text:span text:style-name="T269"> </text:span><text:span text:style-name="T270">gebruiker</text:span><text:span text:style-name="T271">]</text:span></text:p>
      <text:p text:style-name="P1"><text:span text:style-name="T198">Vervang </text:span><text:span text:style-name="T205">de</text:span><text:span text:style-name="T198"> </text:span><text:span text:style-name="Definition"><text:span text:style-name="T24">ONDERSTREEPTE</text:span></text:span><text:span text:style-name="T198"> </text:span><text:span text:style-name="T199">woorden </text:span><text:span text:style-name="T198">in deze checklist door </text:span><text:span text:style-name="T205">d</text:span><text:span text:style-name="T206">i</text:span><text:span text:style-name="T205">e </text:span><text:span text:style-name="T204">in </text:span><text:span text:style-name="T206">het</text:span><text:span text:style-name="Strong_20_Emphasis"><text:span text:style-name="T68"> </text:span></text:span><text:span text:style-name="Strong_20_Emphasis"><text:span text:style-name="T87">tekstvak</text:span></text:span><text:span text:style-name="T198">.</text:span></text:p>
      <text:p text:style-name="P45"/>
      <text:p text:style-name="P45"/>
      <text:p text:style-name="P3"><text:span text:style-name="T209">Nog niet op Linux?</text:span><text:span text:style-name="T200"><text:tab/></text:span><text:span text:style-name="T207">G</text:span><text:span text:style-name="T201">ebruik </text:span><text:span text:style-name="Strong_20_Emphasis"><text:span text:style-name="T210">Checklist </text:span></text:span><text:span text:style-name="Strong_20_Emphasis"><text:span text:style-name="T211">overzetten</text:span></text:span><text:span text:style-name="T20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2"> onder </text:span><text:span text:style-name="T208">Linux</text:span><text:span text:style-name="T203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5" draw:name="Vorm3_0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7" draw:name="Vorm3_ 2" draw:style-name="gr1" draw:text-style-name="P99" svg:width="0.35cm" svg:height="0.35cm" draw:control="control6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01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6" draw:name="Vorm4" draw:style-name="gr1" draw:text-style-name="P9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7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6"><text:span text:style-name="T167">D</text:span>e <text:span text:style-name="T307">Super</text:span>-toets <text:span text:style-name="T221">is de Windows-toets, Command-toets </text:span><text:span text:style-name="T222">(Apple)</text:span><text:span text:style-name="T221">, of Vergrootglas-toets </text:span><text:span text:style-name="T222">(Chromebook)</text:span><text:span text:style-name="T221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7" draw:name="Vorm 3" draw:style-name="gr1" draw:text-style-name="P9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8" draw:name="Vorm 4" draw:style-name="gr1" draw:text-style-name="P9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1"><draw:control text:anchor-type="as-char" draw:z-index="2" draw:name="Vorm9" draw:style-name="gr1" draw:text-style-name="P9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8"><text:span text:style-name="T215">Start de computer op vanaf</text:span><text:span text:style-name="T215"><text:note text:id="ftn4" text:note-class="footnote"><text:note-citation>1</text:note-citation><text:note-body><text:p text:style-name="P83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5"> </text:span><text:span text:style-name="T219">een </text:span><text:span text:style-name="Strong_20_Emphasis"><text:span text:style-name="T192"><text:user-field-get text:name="Distro">Rocky Linux</text:user-field-get></text:span></text:span><text:span text:style-name="T214"><text:s/></text:span><text:span text:style-name="T193"><text:user-field-get text:name="Version">8.10</text:user-field-get></text:span><text:span text:style-name="T193"><text:s/></text:span><text:span text:style-name="Strong_20_Emphasis"><text:span text:style-name="T194">Server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73"><text:span text:style-name="T278">Vanaf ee</text:span>n <text:span text:style-name="T305">L</text:span>ive <text:span text:style-name="T304">USB</text:span><text:span text:style-name="T281">-stick</text:span><text:span text:style-name="T21"> </text:span>kunt <text:span text:style-name="T278">u opstarten en</text:span> <text:span text:style-name="T17">met </text:span><text:span text:style-name="Strong_20_Emphasis"><text:span text:style-name="T223"><text:user-field-get text:name="Distro">Rocky Linux</text:user-field-get></text:span></text:span><text:span text:style-name="Strong_20_Emphasis"><text:span text:style-name="T223"><text:s/></text:span></text:span>werken zonder enige bestanden op de harde schijf te wijzigen en maakt ook installatie van <text:span text:style-name="Strong_20_Emphasis"><text:span text:style-name="T223"><text:user-field-get text:name="Distro">Rocky Linux</text:user-field-get></text:span></text:span><text:span text:style-name="Strong_20_Emphasis"><text:span text:style-name="T223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7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80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0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6" draw:name="Vorm 6" draw:style-name="gr1" draw:text-style-name="P9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216">Kies</text:span><text:span text:style-name="T217"> </text:span><text:span text:style-name="T220">Nederlands</text:span><text:span text:style-name="T217"> en klik</text:span><text:span text:style-name="T218"> </text:span><text:span text:style-name="T217">op</text:span><text:span text:style-name="T216"> </text:span><text:span text:style-name="T213">Doorgaan</text:span><text:span text:style-name="T21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3" draw:name="Vorm 10" draw:style-name="gr1" draw:text-style-name="P99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2"><text:span text:style-name="T235">Onder</text:span><text:span text:style-name="T231"> </text:span><text:span text:style-name="Strong_20_Emphasis"><text:span text:style-name="T235">GEBRUIKERSINSTELLINGEN </text:span></text:span><text:span text:style-name="T235">klik op </text:span><text:span text:style-name="T238">Gebruiker aanmak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09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0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0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08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4" draw:name="Vorm 11" draw:style-name="gr1" draw:text-style-name="P99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5">Klik onder </text:span><text:span text:style-name="T238">SOFTWARE</text:span><text:span text:style-name="T235"> op </text:span><text:span text:style-name="T238">Installatiebron</text:span><text:span text:style-name="T235"> en klik op </text:span><text:span text:style-name="T238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5" draw:name="Vorm 2" draw:style-name="gr1" draw:text-style-name="P99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5">Klik onder </text:span><text:span text:style-name="T238">SYSTEEM </text:span><text:span text:style-name="T235">op </text:span><text:span text:style-name="T238">Installatiebestemming </text:span><text:span text:style-name="T235">en klik op </text:span><text:span text:style-name="T238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6" draw:name="Vorm 12" draw:style-name="gr1" draw:text-style-name="P99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5">Klik onder </text:span><text:span text:style-name="T238">SYSTEEM </text:span><text:span text:style-name="T235">op </text:span><text:span text:style-name="T238">Netwerk &amp; hostnaam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1"><text:span text:style-name="T236">Zet schuifje achter de netwerkadapter op </text:span><text:span text:style-name="T239">AAN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4">V</text:span><text:span text:style-name="T232">ul </text:span><text:span text:style-name="T233">in </text:span><text:span text:style-name="Strong_20_Emphasis"><text:span text:style-name="T236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6"> </text:span></text:span><text:span text:style-name="Strong_20_Emphasis"><text:span text:style-name="T228">en klik op </text:span></text:span><text:span text:style-name="Strong_20_Emphasis"><text:span text:style-name="T239">Toepassen</text:span>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6">K</text:span><text:span text:style-name="T235">lik op </text:span><text:span text:style-name="T238">Klaar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7" draw:name="Vorm 1" draw:style-name="gr1" draw:text-style-name="P99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4"><text:span text:style-name="T235">Klik onder </text:span><text:span text:style-name="T238">SOFTWARE</text:span><text:span text:style-name="T235"> op </text:span><text:span text:style-name="T240">Software selectie</text:span><text:span text:style-name="Strong_20_Emphasis"><text:span text:style-name="T227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2" office:value-type="string">
            <text:p text:style-name="P13"><text:span text:style-name="T237">Selecteer </text:span><text:span text:style-name="T240">Server</text:span><text:span text:style-name="T237"> en klik op </text:span><text:span text:style-name="T240">Klaar</text:span><text:span text:style-name="Strong_20_Emphasis"><text:span text:style-name="T22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71"><text:span text:style-name="Strong_20_Emphasis"><text:span text:style-name="T56"><draw:control text:anchor-type="as-char" draw:z-index="28" draw:name="Vorm 13" draw:style-name="gr1" draw:text-style-name="P99" svg:width="0.35cm" svg:height="0.35cm" draw:control="control27"/></text:span></text:span></text:p>
          </table:table-cell>
          <table:table-cell table:style-name="_32_._5f_Installatie_5f_uitvoeren.C23" office:value-type="string">
            <text:p text:style-name="P15">Klik op <text:span text:style-name="T308">Begin installatie</text:span>.</text:p>
          </table:table-cell>
        </table:table-row>
      </table:table>
      <text:p text:style-name="P48"><text:span text:style-name="Strong_20_Emphasis"><text:span text:style-name="T93"/></text:span></text:p>
      <text:list text:continue-numbering="true" text:style-name="L1">
        <text:list-item>
          <text:p text:style-name="P93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1"><draw:control text:anchor-type="as-char" draw:z-index="3" draw:name="Vorm24" draw:style-name="gr1" draw:text-style-name="P9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9" draw:name="Vorm13_1" draw:style-name="gr1" draw:text-style-name="P99" svg:width="0.35cm" svg:height="0.35cm" draw:control="control8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9" draw:name="Vorm 5" draw:style-name="gr1" draw:text-style-name="P99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7"><text:span text:style-name="T179">De </text:span><text:span text:style-name="T224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20" draw:name="Vorm 7" draw:style-name="gr1" draw:text-style-name="P9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2"/></text:span></text:p>
      <text:p text:style-name="P51"><text:span text:style-name="Strong_20_Emphasis"><text:span text:style-name="T62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4" draw:name="Vorm40_0" draw:style-name="gr1" draw:text-style-name="P99" svg:width="0.35cm" svg:height="0.35cm" draw:control="control3"/></text:span></text:span></text:p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8" draw:name="Vorm40_ 1" draw:style-name="gr1" draw:text-style-name="P99" svg:width="0.35cm" svg:height="0.35cm" draw:control="control7"/></text:span></text:span></text:p>
          </table:table-cell>
          <table:table-cell table:style-name="Tabel2.D1" office:value-type="string">
            <text:p text:style-name="P19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59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02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10" draw:name="Vorm13_ 1" draw:style-name="gr1" draw:text-style-name="P99" svg:width="0.35cm" svg:height="0.35cm" draw:control="control9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1" draw:name="Vorm 8" draw:style-name="gr1" draw:text-style-name="P99" svg:width="0.35cm" svg:height="0.35cm" draw:control="control20"/></text:span></text:span></text:p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2" draw:name="Vorm 9" draw:style-name="gr1" draw:text-style-name="P99" svg:width="0.35cm" svg:height="0.35cm" draw:control="control21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6"><text:span text:style-name="T179">De </text:span><text:span text:style-name="T224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0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1">Server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7"><text:span text:style-name="Emphasis"><text:span text:style-name="T29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98">.</text:span></text:span></text:p>
          <text:p text:style-name="P98"><text:span text:style-name="Emphasis"><text:span text:style-name="T300">Licentie </text:span></text:span><text:span text:style-name="Emphasis"><text:span text:style-name="T298">C</text:span></text:span><text:span text:style-name="Emphasis"><text:span text:style-name="T299">C0</text:span></text:span><text:span text:style-name="Emphasis"><text:span text:style-name="T298"> 1.0 </text:span></text:span><text:span text:style-name="Emphasis"><text:span text:style-name="T29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5"><text:s/></text:span></text:span><text:span text:style-name="Emphasis"><text:span text:style-name="T29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09-21T10:31:15.013063126">21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31:14.881523618</dc:date>
    <meta:keyword>Installatie</meta:keyword>
    <meta:keyword>Checklist</meta:keyword>
    <meta:keyword>Linux</meta:keyword>
    <meta:editing-cycles>6922</meta:editing-cycles>
    <meta:editing-duration>P12DT9H26M24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41" meta:character-count="3826" meta:non-whitespace-character-count="3325"/>
    <meta:user-defined meta:name="Info 1"/>
    <meta:user-defined meta:name="Info 2"/>
    <meta:user-defined meta:name="Info 3"/>
    <meta:user-defined meta:name="Info 4"/>
  </office:meta>
</office:document-meta>
</file>